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style:font-name="Times New Roman" style:font-name-complex="Times New Roman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fo:color="#666666"/>
    </style:style>
    <style:style style:name="T13" style:parent-style-name="DefaultParagraphFont" style:family="text">
      <style:text-properties style:font-name="Times New Roman" style:font-name-complex="Times New Roma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P39" style:parent-style-name="Standard" style:family="paragraph">
      <style:text-properties style:font-name="Times New Roman" style:font-name-complex="Times New Roman"/>
    </style:style>
    <style:style style:name="P40" style:parent-style-name="Standard" style:family="paragraph"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ListParagraph" style:family="paragraph"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0" style:parent-style-name="ListParagraph" style:family="paragraph">
      <style:text-properties style:font-name="Times New Roman" style:font-name-complex="Times New Roman"/>
    </style:style>
    <style:style style:name="P61" style:parent-style-name="Standard" style:family="paragraph">
      <style:paragraph-properties fo:text-align="justify" fo:margin-left="0.25in">
        <style:tab-stops/>
      </style:paragraph-properties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0" style:parent-style-name="ListParagraph" style:family="paragraph">
      <style:text-properties style:font-name="Times New Roman" style:font-name-complex="Times New Roman"/>
    </style:style>
    <style:style style:name="P71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/>
    </style:style>
    <style:style style:name="P7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7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5" style:parent-style-name="ListParagraph" style:family="paragraph">
      <style:text-properties style:font-name="Times New Roman" style:font-name-complex="Times New Roman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8" style:parent-style-name="DefaultParagraphFont" style:family="text">
      <style:text-properties style:font-name="Times New Roman" style:font-name-complex="Times New Roman" fo:font-weight="bold" style:font-weight-asian="bold"/>
    </style:style>
    <style:style style:name="T79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text-position="super 63.6%"/>
    </style:style>
    <style:style style:name="T81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/>
    </style:style>
    <style:style style:name="T83" style:parent-style-name="DefaultParagraphFont" style:family="text">
      <style:text-properties style:font-name="Times New Roman" style:font-name-complex="Times New Roman" fo:font-weight="bold" style:font-weight-asian="bold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1" style:parent-style-name="Standard" style:family="paragraph">
      <style:text-properties style:font-name="Times New Roman" style:font-name-complex="Times New Roman"/>
    </style:style>
    <style:style style:name="P9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3" style:parent-style-name="Standard" style:family="paragraph">
      <style:text-properties style:font-name="Times New Roman" style:font-name-complex="Times New Roman"/>
    </style:style>
    <style:style style:name="P104" style:parent-style-name="Standard" style:family="paragraph">
      <style:text-properties style:font-name="Times New Roman" style:font-name-complex="Times New Roman"/>
    </style:style>
    <style:style style:name="P105" style:parent-style-name="Heading2" style:family="paragraph">
      <style:text-properties style:font-name="Times New Roman" style:font-name-complex="Times New Roman" fo:font-weight="bold" style:font-weight-asian="bold" style:font-weight-complex="bold"/>
    </style:style>
    <style:style style:name="P106" style:parent-style-name="Standard" style:family="paragraph">
      <style:text-properties style:font-name="Times New Roman" style:font-name-complex="Times New Roman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h text:style-name="P1" text:outline-level="1"><text:span text:style-name="T2">Nduvho Edward<text:s/></text:span><text:span text:style-name="T3">Ramashia</text:span><text:span text:style-name="T4"><text:s text:c="2"/></text:span></text:h>
      <text:p text:style-name="P5"><text:span text:style-name="T6">063 853 3355</text:span><text:span text:style-name="T7"><text:s/>|<text:s/></text:span><text:a xlink:href="mailto:Nduvho.Ramashia@gmail.com" office:target-frame-name="_top" xlink:show="replace"><text:span text:style-name="T8">Nduvho.Ramashia@gmail.com</text:span></text:a><text:span text:style-name="T9"><text:s/>| Johannesburg</text:span></text:p>
      <text:p text:style-name="P10"><text:a xlink:href="https://github.com/NduvhoEdward" office:target-frame-name="_top" xlink:show="replace"><text:span text:style-name="T11">Github</text:span></text:a><text:span text:style-name="T12"><text:s/>|<text:s/></text:span><text:a xlink:href="https://www.linkedin.com/in/nduvhoedward" office:target-frame-name="_top" xlink:show="replace"><text:span text:style-name="T13">LinkedIn</text:span></text:a></text:p>
      <text:h text:style-name="Heading2" text:outline-level="2"><text:span text:style-name="T14">Professional Summary</text:span></text:h>
      <text:p text:style-name="P15">Final-year Electrical &amp; Information Engineering student with hands-on experience in embedded systems development, firmware design in C/C++, PCB design and prototyping, circuit testing, and R&amp;D instrumentation. Proven ability to take projects from concept to prototype, including firmware, wireless communication, and interface design. Nationally awarded for computing, high-performance computing (HPC), and data science, demonstrating strong problem-solving skills and a solid mathematical foundation. Successful in both solo and collaborative engineering projects, with a deep passion for embedded electronics research and development.<text:s/></text:p>
      <text:h text:style-name="P16" text:outline-level="2">Technical Skills</text:h>
      <text:list text:style-name="LFO3" text:continue-numbering="true">
        <text:list-item>
          <text:p text:style-name="P17"><text:span text:style-name="T18">Programming Languages:</text:span><text:span text:style-name="T19"><text:s/>C, C++, Python, AVR Assembly, Matlab, JavaScript, HTML/CSS</text:span></text:p>
        </text:list-item>
        <text:list-item>
          <text:p text:style-name="P20"><text:span text:style-name="T21">Tools:</text:span><text:span text:style-name="T22"><text:s/>VS Code, Git, LTspice,</text:span><text:span text:style-name="T23"><text:s/></text:span><text:span text:style-name="T24">Proteus Design Suite</text:span><text:span text:style-name="T25">,</text:span><text:span text:style-name="T26"><text:s/>Autodesk Eagle, Fusion 360, Matlab, LOGO Soft Comfort, Microsoft Excel, Power BI</text:span></text:p>
        </text:list-item>
        <text:list-item>
          <text:p text:style-name="P27"><text:span text:style-name="T28">Hardware:</text:span><text:span text:style-name="T29"><text:s/>STM32, Atmel AVR, ESP32, Siemens LOGO PLC, Oscilloscopes, Multimeters, Soldering (through-hole &amp; basic SMD), Circuit Debugging &amp; Repair</text:span></text:p>
        </text:list-item>
        <text:list-item>
          <text:p text:style-name="P30"><text:span text:style-name="T31">Platforms:</text:span><text:span text:style-name="T32"><text:s/>Linux (various distros + CLI), Windows.<text:s/></text:span></text:p>
        </text:list-item>
      </text:list>
      <text:h text:style-name="Heading2" text:outline-level="2"><text:span text:style-name="T33">Experience</text:span></text:h>
      <text:p text:style-name="P34"/>
      <text:p text:style-name="P35">Assistant to the Services Manager, Integrated Mining Technologies - Kuruman Auto <text:s text:c="5"/></text:p>
      <text:p text:style-name="P36">December 2024 – January 2025</text:p>
      <text:list text:style-name="LFO4" text:continue-numbering="true">
        <text:list-item>
          <text:p text:style-name="P37">Developed an Excel-based job card system to streamline service reporting, eliminate redundant data entry, and standardize data capture.</text:p>
        </text:list-item>
        <text:list-item>
          <text:p text:style-name="P38">Analyzed service data to identify failure trends and process bottlenecks, leading to improved maintenance planning and resource utilization.</text:p>
        </text:list-item>
        <text:list-item>
          <text:p text:style-name="P39">Leveraged engineering KPIs (e.g., MTTR, MTBF) to evaluate system performance and support data-driven strategies that reduced downtime and operational costs.</text:p>
        </text:list-item>
      </text:list>
      <text:p text:style-name="P40"/>
      <text:p text:style-name="P41">Junior Electrical Engineer (Part-time), iMining (Pty) Ltd <text:s text:c="53"/>February 2024 – May 2024</text:p>
      <text:list text:style-name="LFO5" text:continue-numbering="true">
        <text:list-item>
          <text:p text:style-name="P42">Designed and programmed firmware for an inductive piston position measurement system, supporting system integration and reducing component costs</text:p>
        </text:list-item>
        <text:list-item>
          <text:p text:style-name="P43">Designed and implemented a communication port extender using an STM32 microcontroller to drive RS485 and CAN buses, enabling the system to interface with additional external devices</text:p>
        </text:list-item>
        <text:list-item>
          <text:p text:style-name="P44">Developed and tested custom PCBs and embedded systems for measurement and control applications.</text:p>
        </text:list-item>
        <text:list-item>
          <text:p text:style-name="P45">Collaborated with cross-functional engineering teams to ensure alignment between hardware and firmware specifications.</text:p>
        </text:list-item>
        <text:list-item>
          <text:p text:style-name="P46">Performed electronics testing, assembly, and lab administration to support ongoing R&amp;D and prototyping activities.</text:p>
        </text:list-item>
      </text:list>
      <text:p text:style-name="P47"/>
      <text:p text:style-name="P48">Student Electrical Engineer, iMining (Pty) Ltd <text:s text:c="8"/><text:tab/><text:s/><text:tab/><text:tab/><text:tab/><text:tab/>December 2023 - January 2024</text:p>
      <text:soft-page-break/>
      <text:list text:style-name="LFO5" text:continue-numbering="true">
        <text:list-item>
          <text:p text:style-name="P49">Designed a PCB-based measurement system for explosive substances, replacing manual methods with sensor-driven monitoring to improve accuracy and safety.</text:p>
        </text:list-item>
        <text:list-item>
          <text:p text:style-name="P50">Integrated pressure and flow sensors to enable automated tank level tracking and dispensing measurement, enhancing operational control.</text:p>
        </text:list-item>
        <text:list-item>
          <text:p text:style-name="P51">Developed a web-based interface for wireless system interaction, supporting remote testing and real-time data access.</text:p>
        </text:list-item>
        <text:list-item>
          <text:p text:style-name="P52">Created schematics using Autodesk Eagle and 3D models in Fusion 360 to support electrical-mechanical integration.</text:p>
        </text:list-item>
        <text:list-item>
          <text:p text:style-name="P53">Assisted engineers with schematic and PCB design, firmware development, electronics testing, and general lab operations.<text:s/></text:p>
        </text:list-item>
      </text:list>
      <text:p text:style-name="P54"/>
      <text:p text:style-name="P55"/>
      <text:p text:style-name="P56">Undergraduate Research Assistant, Wits of School of Electrical and Information Engineering <text:s text:c="9"/>June - July 2023</text:p>
      <text:list text:style-name="LFO5" text:continue-numbering="true">
        <text:list-item>
          <text:p text:style-name="P57">Supported research on controlled LED lighting systems used in mosquito breeding experiments.</text:p>
        </text:list-item>
        <text:list-item>
          <text:p text:style-name="P58">Set up and conducted experiments, collected data, and documented results with precision and consistency.</text:p>
        </text:list-item>
        <text:list-item>
          <text:p text:style-name="P59">Maintained and calibrated lab equipment, contributing to the reliability of ongoing research activities.</text:p>
        </text:list-item>
        <text:list-item>
          <text:p text:style-name="P60">Ensured compliance with laboratory safety standards and helped maintain an organized and functional research environment.</text:p>
        </text:list-item>
      </text:list>
      <text:p text:style-name="P61"/>
      <text:p text:style-name="P62"/>
      <text:p text:style-name="P63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64">Retrieved and processed data for road–river crossing assessments</text:p>
        </text:list-item>
        <text:list-item>
          <text:p text:style-name="P65">Evaluated infrastructure and prioritized repairs to optimize maintenance planning</text:p>
        </text:list-item>
      </text:list>
      <text:p text:style-name="P66"/>
      <text:p text:style-name="P67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68">Supported groups and individual students in mastering microprocessor concepts, with a focus on Assembly language programming.</text:p>
        </text:list-item>
        <text:list-item>
          <text:p text:style-name="P69">Assisted with software setup, debugging Assembly code, and applying development tools during practical lab sessions.</text:p>
        </text:list-item>
        <text:list-item>
          <text:p text:style-name="P70">Facilitated hands-on learning by guiding students through troubleshooting and programming challenges.</text:p>
        </text:list-item>
      </text:list>
      <text:p text:style-name="P71"/>
      <text:p text:style-name="P72">Lecturer Assistant, Wits – School of Electrical and Information Eng. <text:s text:c="26"/><text:tab/><text:s text:c="6"/><text:tab/><text:s text:c="6"/>Nov 2020 - Feb 2021</text:p>
      <text:list text:style-name="LFO8" text:continue-numbering="true">
        <text:list-item>
          <text:p text:style-name="P73">Tested and evaluated new microcontrollers for integration into upcoming courses and lab exercises.</text:p>
        </text:list-item>
        <text:list-item>
          <text:p text:style-name="P74">Implemented and validated practical lab experiments to ensure technical accuracy and feasibility.</text:p>
        </text:list-item>
        <text:list-item>
          <text:p text:style-name="P75">Reviewed lab instructions to improve clarity, workflow, and timing for enhanced student learning outcomes.</text:p>
        </text:list-item>
      </text:list>
      <text:h text:style-name="Heading2" text:outline-level="2"><text:span text:style-name="T76">Education</text:span></text:h>
      <text:p text:style-name="Standard"><text:span text:style-name="T77">BSc (Hon) Electrical and Information Engineering,<text:s/></text:span><text:span text:style-name="T78"><text:tab/></text:span><text:span text:style-name="T79"><text:tab/>4</text:span><text:span text:style-name="T80">th</text:span><text:span text:style-name="T81"><text:s/>Year</text:span><text:span text:style-name="T82"><text:tab/></text:span><text:span text:style-name="T83"><text:tab/>Expected Grad. Date: 2025</text:span></text:p>
      <text:p text:style-name="P84">University of the Witwatersrand, Johannesburg</text:p>
      <text:h text:style-name="P85" text:outline-level="2">Achievements and Awards</text:h>
      <text:list text:style-name="LFO9" text:continue-numbering="true">
        <text:list-item>
          <text:p text:style-name="P86">Triumphs in High-Performance Computing (HPC) and Data Science Competitions:</text:p>
          <text:list text:continue-numbering="true">
            <text:list-item>
              <text:p text:style-name="P87">CHPC-SCC 2021 – 2nd out of 4 national finalists.</text:p>
            </text:list-item>
            <text:list-item>
              <text:p text:style-name="P88">DIRISA Datathon 2020 – 2nd out of 9 national competitors.</text:p>
            </text:list-item>
            <text:list-item>
              <text:p text:style-name="P89">ISC22-SCC – Selected to represent South Africa at the International Supercomputing Conference 2022.</text:p>
            </text:list-item>
          </text:list>
        </text:list-item>
      </text:list>
      <text:soft-page-break/>
      <text:h text:style-name="P90" text:outline-level="2">Certifications</text:h>
      <text:p text:style-name="P91">The Cybersecurity Threat Landscape, LinkedIn Learning, 2023</text:p>
      <text:h text:style-name="P92" text:outline-level="2">Leadership and Extracurricular Activities</text:h>
      <text:list text:style-name="LFO10" text:continue-numbering="true">
        <text:list-item>
          <text:p text:style-name="P93">Music Enthusiast:</text:p>
        </text:list-item>
      </text:list>
      <text:list text:style-name="LFO11" text:continue-numbering="true">
        <text:list-item>
          <text:list>
            <text:list-item>
              <text:p text:style-name="P94">Proficient in playing electric piano and bass guitar.</text:p>
            </text:list-item>
            <text:list-item>
              <text:p text:style-name="P95">Actively involved in musical collaborations.</text:p>
            </text:list-item>
          </text:list>
        </text:list-item>
      </text:list>
      <text:list text:style-name="LFO10" text:continue-numbering="true">
        <text:list-item>
          <text:p text:style-name="P96">Gaming Enthusiast:</text:p>
        </text:list-item>
      </text:list>
      <text:list text:style-name="LFO12" text:continue-numbering="true">
        <text:list-item>
          <text:list>
            <text:list-item>
              <text:p text:style-name="P97">Engaged in gaming communities and online tournaments.</text:p>
            </text:list-item>
            <text:list-item>
              <text:p text:style-name="P98">Demonstrated strategic thinking and teamwork through gaming experiences.</text:p>
            </text:list-item>
          </text:list>
        </text:list-item>
      </text:list>
      <text:h text:style-name="P99" text:outline-level="2">Professional Memberships</text:h>
      <text:list text:style-name="LFO13" text:continue-numbering="true">
        <text:list-item>
          <text:p text:style-name="P100">Student Member, South African Institute of Electrical Engineers (SAIEE)</text:p>
        </text:list-item>
        <text:list-item>
          <text:p text:style-name="P101">Subscriber, Creamer Media (Engineering News, Mining Weekly)<text:s/></text:p>
        </text:list-item>
      </text:list>
      <text:h text:style-name="P102" text:outline-level="2">Conferences and Networking</text:h>
      <text:list text:style-name="LFO14" text:continue-numbering="true">
        <text:list-item>
          <text:p text:style-name="P103">Attendee, [Conference/Workshop Name], [Year]</text:p>
        </text:list-item>
        <text:list-item>
          <text:p text:style-name="P104">[Any other relevant conferences, workshops, or networking events attended]</text:p>
        </text:list-item>
      </text:list>
      <text:h text:style-name="P105" text:outline-level="2">Professional Development</text:h>
      <text:list text:style-name="LFO14" text:continue-numbering="true">
        <text:list-item>
          <text:p text:style-name="P106">Online Course: [Course Title], [Platform], [Year]</text:p>
        </text:list-item>
        <text:list-item>
          <text:p text:style-name="P107">Workshop: [Workshop Title], [Organizer], [Year]</text:p>
        </text:list-item>
      </text:list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72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5-06-30T11:11:00Z</meta:creation-date>
    <dc:date>2025-06-30T13:24:00Z</dc:date>
    <meta:print-date>2023-11-15T17:41:00Z</meta:print-date>
    <meta:template xlink:href="Normal.dotm" xlink:type="simple"/>
    <meta:editing-cycles>12</meta:editing-cycles>
    <meta:editing-duration>PT6120S</meta:editing-duration>
    <meta:user-defined meta:name="AppVersion">16.0000</meta:user-defined>
    <meta:document-statistic meta:page-count="3" meta:paragraph-count="12" meta:word-count="950" meta:character-count="6359" meta:row-count="45" meta:non-whitespace-character-count="5421"/>
  </office:meta>
</office:document-meta>
</file>